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ildrenCollectorFilter.internalMatches( String s , String pattern , int sOff , int pOff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7">
            <text:p text:style-name="Table_20_Contents">17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ChildrenCollectorFilter.entering( Node node , int leve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hildrenCollectorFilter.matches( String name , String patter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hildrenCollectorFilter.ChildrenCollectorFilter( String namePattern , Collection children , boolean collectNodes , boolean collectProperties , int max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hildrenCollectorFilter.entering( Property property , int leve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